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3">
      <style:text-properties officeooo:rsid="000d06f3" officeooo:paragraph-rsid="000d06f3"/>
    </style:style>
    <style:style style:name="P2" style:family="paragraph" style:parent-style-name="Text_20_body">
      <style:text-properties officeooo:rsid="000d06f3" officeooo:paragraph-rsid="000d06f3"/>
    </style:style>
    <style:style style:name="P3" style:family="paragraph" style:parent-style-name="Text_20_body">
      <style:text-properties officeooo:paragraph-rsid="000d0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3.5.4 Franca-toAUTOSAR Client Server Link</text:h>
      <text:p text:style-name="P2">A Franca-to-AUTOSAR Client Server Link</text:p>
      <text:p text:style-name="P2"/>
      <text:h text:style-name="P1" text:outline-level="3">9. The note composition of C Chord are C, E and G</text:h>
      <text:p text:style-name="P3">The note composition of C Chord are C, E and 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0:47:21.006479526</meta:creation-date>
    <dc:date>2020-10-26T10:53:21.742908991</dc:date>
    <meta:editing-duration>PT6M1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4" meta:word-count="33" meta:character-count="174" meta:non-whitespace-character-count="145"/>
  </office:meta>
</office:document-meta>
</file>